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Heading_20_1">
      <style:text-properties fo:font-variant="small-caps" fo:color="#ff8000" loext:opacity="100%" style:text-outline="false" style:font-name="Envision Roman" fo:font-size="22pt" fo:text-shadow="1pt 1pt" officeooo:rsid="020b2f61" officeooo:paragraph-rsid="020b2f61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4" style:family="paragraph" style:parent-style-name="Standard">
      <style:text-properties officeooo:rsid="020b2f61" officeooo:paragraph-rsid="020b2f61"/>
    </style:style>
    <style:style style:name="Sect1" style:family="section">
      <style:section-properties text:dont-balance-text-columns="true" style:writing-mode="lr-tb" style:editable="false">
        <style:columns fo:column-count="2" fo:column-gap="0.1252in">
          <style:column style:rel-width="32767*" fo:start-indent="0in" fo:end-indent="0.0626in"/>
          <style:column style:rel-width="32768*" fo:start-indent="0.0626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Exigents</text:h>
      <text:p text:style-name="Exalted"/>
      <text:p text:style-name="Exalted"/>
      <text:section text:style-name="Sect1" text:name="TextSection">
        <text:p text:style-name="P4">Exigents are those Exalts that are 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class="text" style:master-page-name="">
      <style:paragraph-properties fo:margin-left="0in" fo:margin-right="0in" fo:margin-top="0.0402in" fo:margin-bottom="0.0402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20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1" fo:font-family="'Mercury Text G2 Semibold'" style:font-style-name="Semibold" style:font-family-generic="modern" style:font-pitch="variable" fo:font-size="14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Exalted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30T23:06:24.066000000</dc:date>
    <meta:editing-cycles>481</meta:editing-cycles>
    <meta:editing-duration>P1DT22H23M49S</meta:editing-duration>
    <meta:generator>LibreOffice/7.2.1.2$Windows_X86_64 LibreOffice_project/87b77fad49947c1441b67c559c339af8f3517e22</meta:generator>
    <dc:creator>Samuel Smith</dc:creator>
    <meta:document-statistic meta:table-count="0" meta:image-count="0" meta:object-count="0" meta:page-count="1" meta:paragraph-count="6" meta:word-count="11" meta:character-count="47" meta:non-whitespace-character-count="41"/>
  </office:meta>
</office:document-meta>
</file>